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5235c" officeooo:paragraph-rsid="0005235c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05235c" officeooo:paragraph-rsid="0005235c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ficial Intelligence: CS 209/214</text:p>
      <text:p text:style-name="P1">Project Proposal – Group 6</text:p>
      <text:p text:style-name="P2">Members:</text:p>
      <text:p text:style-name="P2"><text:tab/>Amogh R</text:p>
      <text:p text:style-name="P2"><text:tab/>R Amogh</text:p>
      <text:p text:style-name="P2"><text:tab/>Rahul Anand</text:p>
      <text:p text:style-name="P2"><text:tab/>Krutay Upadhyay</text:p>
      <text:p text:style-name="P2"><text:tab/>Subhash Chandra P</text:p>
      <text:p text:style-name="P2"><text:tab/>Siddharth Sing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20:10:51.920074756</meta:creation-date>
    <dc:date>2024-02-01T20:22:34.877649021</dc:date>
    <meta:editing-duration>PT11M43S</meta:editing-duration>
    <meta:editing-cycles>1</meta:editing-cycles>
    <meta:document-statistic meta:table-count="0" meta:image-count="0" meta:object-count="0" meta:page-count="1" meta:paragraph-count="9" meta:word-count="22" meta:character-count="147" meta:non-whitespace-character-count="127"/>
    <meta:generator>LibreOffice/7.6.4.1$Linux_X86_64 LibreOffice_project/60$Build-1</meta:generator>
  </office:meta>
</office:document-meta>
</file>